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dministrador de sistemas</text:p>
      <text:p text:style-name="Standard"/>
      <text:p text:style-name="Standard">Temple Terrace, Florida, Estados Unidos</text:p>
      <text:p text:style-name="Standard">Tecnología de tiempo completo</text:p>
      <text:p text:style-name="Standard">Trabajo # 463766</text:p>
      <text:p text:style-name="Standard">Fecha de publicación - 2017-08-23</text:p>
      <text:p text:style-name="Standard"/>
      <text:p text:style-name="Standard"/>
      <text:p text:style-name="Standard">Qué harás ...</text:p>
      <text:p text:style-name="Standard"/>
      <text:p text:style-name="Standard">Únase a nuestro equipo de tecnología de la información, donde trabajará en nuevas tecnologías y respaldará las aplicaciones comerciales y de misión crítica. Utilizará la experiencia técnica para actuar como administrador de sistemas de nivel 2 en múltiples aplicaciones. Utilizará conceptos profesionales y políticas y procedimientos de la empresa para resolver una amplia gama de problemas difíciles de manera creativa y práctica.</text:p>
      <text:p text:style-name="Standard"/>
      <text:p text:style-name="Standard">Serás miembro de un equipo de operaciones altamente calificado que brinda soporte 24 x 7 de aplicaciones y servicios que son clave para monitorear y aprovisionar la red fija. Tendrá experiencia en virtualización de servidores, redes complejas y voluntad para aprender nuevas tecnologías y sistemas.</text:p>
      <text:p text:style-name="Standard"/>
      <text:p text:style-name="Standard">Trabajará de forma independiente o con un pequeño equipo para supervisar y administrar los OSS y la interfaz con los clientes para satisfacer las necesidades de la empresa.</text:p>
      <text:p text:style-name="Standard"/>
      <text:p text:style-name="Standard">Funciones esenciales:</text:p>
      <text:p text:style-name="Standard"/>
      <text:p text:style-name="Standard"><text:s text:c="4"/>• Operaciones y administración de Aplicaciones de Sistemas de Red.</text:p>
      <text:p text:style-name="Standard"><text:s text:c="4"/>• Monitoreo y soporte mediante herramientas como IPM.</text:p>
      <text:p text:style-name="Standard"><text:s text:c="4"/>• Seguridad del servidor y de la red.</text:p>
      <text:p text:style-name="Standard"><text:s text:c="4"/>• Gestión de hardware.</text:p>
      <text:p text:style-name="Standard"><text:s text:c="4"/>• Qué estamos buscando ...</text:p>
      <text:p text:style-name="Standard"><text:s text:c="4"/>• Necesitará tener:</text:p>
      <text:p text:style-name="Standard"><text:s text:c="4"/>• Licenciatura o tres o más años de experiencia laboral.</text:p>
      <text:p text:style-name="Standard"><text:s text:c="4"/>• Tres o más años de experiencia laboral relevante.</text:p>
      <text:p text:style-name="Standard"><text:s text:c="4"/>• Experiencia en sistemas operativos Linux.</text:p>
      <text:p text:style-name="Standard"><text:s text:c="4"/>• Experiencia con los requisitos de seguridad y reparación del servidor.</text:p>
      <text:p text:style-name="Standard"><text:s text:c="4"/>• Experiencia brindando soporte de operaciones de producción y soporte 24/7.</text:p>
      <text:p text:style-name="Standard"><text:s text:c="4"/>• Aún mejor si tiene:</text:p>
      <text:p text:style-name="Standard"><text:s text:c="4"/>• Fuerte en sistemas operativos Solaris.</text:p>
      <text:p text:style-name="Standard"><text:s text:c="4"/>• Conocimientos en hardware Cisco UCS.</text:p>
      <text:p text:style-name="Standard"><text:s text:c="4"/>• Conocimiento y uso de los sistemas Change Activity.</text:p>
      <text:p text:style-name="Standard"><text:s text:c="4"/>• Experiencia con scripting UNIX y Shell, Perl, PHP, Javascript, JSON, Python.</text:p>
      <text:p text:style-name="Standard"><text:s text:c="4"/>• Experiencia en monitoreo y soporte de un sistema a gran escala y de alta disponibilidad.</text:p>
      <text:p text:style-name="Standard"><text:s text:c="4"/>• Historial exitoso de brindar soporte de producción para sistemas distribuidos a gran escala, con experiencia en automatización, migración de producción e implementación con un tiempo de inactividad mínimo.</text:p>
      <text:p text:style-name="Standard"><text:s text:c="4"/>• Habilidades de trabajo en equipo y colaboración para trabajar en organizaciones y liderar equipos multifuncionales.</text:p>
      <text:p text:style-name="Standard"><text:s text:c="4"/>• Habilidades de comunicación y gestión de grupos de interés.</text:p>
      <text:p text:style-name="Standard"><text:s text:c="4"/>• Habilidades de resolución de problemas para desarrollar soluciones rápidas y sólidas para resolver problemas complejos.</text:p>
      <text:p text:style-name="Standard"/>
      <text:p text:style-name="Standard"><text:soft-page-break/>Cuando te unes a Verizon…</text:p>
      <text:p text:style-name="Standard"/>
      <text:p text:style-name="Standard">Hará un trabajo importante junto con otras personas talentosas, transformando la forma en que las personas, las empresas y las cosas se conectan entre sí. Más allá de impulsar la red más rápida y confiable de Estados Unidos, estamos liderando el camino en soluciones de seguridad, nube y banda ancha, Internet de las cosas e innovando en áreas como entretenimiento de video. Por supuesto, le ofreceremos una gran paga y beneficios, pero somos más que eso. Verizon es un lugar donde puedes crear tu propio camino hacia la grandeza. Ya sea que piense en código, palabras, imágenes o números, encuentre su futuro en Verizon.</text:p>
      <text:p text:style-name="Standard"/>
      <text:p text:style-name="Standard">Igualdad de Oportunidades en el Empleo</text:p>
      <text:p text:style-name="Standard"/>
      <text:p text:style-name="Standard">Estamos orgullosos de ser un empleador que ofrece igualdad de oportunidades y celebramos las diferencias de nuestros empleados, independientemente de su raza, color, religión, sexo, orientación sexual, identidad de género, nacionalidad, edad, discapacidad o condición de veterano. Diferente nos hace mejor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2T09:04:51.245000000</meta:creation-date>
    <meta:generator>LibreOffice/6.4.0.3$Windows_X86_64 LibreOffice_project/b0a288ab3d2d4774cb44b62f04d5d28733ac6df8</meta:generator>
    <dc:date>2020-10-02T09:07:11.259000000</dc:date>
    <meta:editing-duration>PT2M20S</meta:editing-duration>
    <meta:editing-cycles>1</meta:editing-cycles>
    <meta:document-statistic meta:table-count="0" meta:image-count="0" meta:object-count="0" meta:page-count="2" meta:paragraph-count="35" meta:word-count="526" meta:character-count="3500" meta:non-whitespace-character-count="2925"/>
  </office:meta>
</office:document-meta>
</file>